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TPSAQLTLTKGNKSWSSTAVAAALELVDPPGCRNSISSLSIPSTSRGGPVPNSPYSESYYARSLAVVLQRRDWENPGVTQLNRLAAHPPFASWRNSEEARTDRPSQQLRSLNGEWDAPCSGALSAAGVVVTRSVTATLASALAPAPFAFFPSFLATFAGFPRQALNRGLPLGFRFSALRHLDPKK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kamune Kazufumi</meta:initial-creator>
    <meta:creation-date>2022-11-01T15:59:03.45</meta:creation-date>
    <meta:document-statistic meta:table-count="0" meta:image-count="0" meta:object-count="0" meta:page-count="1" meta:paragraph-count="1" meta:word-count="1" meta:character-count="189"/>
    <dc:date>2022-11-01T15:59:28.68</dc:date>
    <dc:creator>Takamune Kazufumi</dc:creator>
    <meta:editing-duration>PT30S</meta:editing-duration>
    <meta:editing-cycles>1</meta:editing-cycles>
    <meta:generator>OpenOffice/4.1.7$Win32 OpenOffice.org_project/417m1$Build-9800</meta:generator>
  </office:meta>
</office:document-meta>
</file>